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736in" style:rel-column-width="1638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65in" style:rel-column-width="32767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ing_20_1">
      <style:paragraph-properties fo:break-before="page"/>
      <style:text-properties officeooo:rsid="00013c02" officeooo:paragraph-rsid="00013c02"/>
    </style:style>
    <style:style style:name="P2" style:family="paragraph" style:parent-style-name="Heading_20_1">
      <style:text-properties officeooo:rsid="00013c02" officeooo:paragraph-rsid="00013c02"/>
    </style:style>
    <style:style style:name="P3" style:family="paragraph" style:parent-style-name="Text_20_body">
      <style:paragraph-properties fo:text-align="center" style:justify-single-word="false"/>
      <style:text-properties style:rfc-language-tag="sr-Latn-RS" fo:language="sr" fo:script="Latn" fo:country="RS" officeooo:rsid="00013c02" officeooo:paragraph-rsid="00013c02" style:font-size-asian="10.5pt"/>
    </style:style>
    <style:style style:name="P4" style:family="paragraph" style:parent-style-name="Text_20_body">
      <style:text-properties style:rfc-language-tag="sr-Latn-RS" fo:language="sr" fo:script="Latn" fo:country="RS" officeooo:rsid="00013c02" officeooo:paragraph-rsid="00013c02" style:font-size-asian="10.5pt"/>
    </style:style>
    <style:style style:name="P5" style:family="paragraph" style:parent-style-name="Text_20_body">
      <style:paragraph-properties fo:text-align="center" style:justify-single-word="false"/>
      <style:text-properties fo:font-size="18pt" style:rfc-language-tag="sr-Latn-RS" fo:language="sr" fo:script="Latn" fo:country="RS" officeooo:rsid="00013c02" officeooo:paragraph-rsid="00013c02" style:font-size-asian="15.75pt" style:font-size-complex="18pt"/>
    </style:style>
    <style:style style:name="P6" style:family="paragraph" style:parent-style-name="Text_20_body">
      <style:paragraph-properties fo:text-align="center" style:justify-single-word="false"/>
      <style:text-properties fo:font-size="18pt" style:rfc-language-tag="sr-Latn-RS" fo:language="sr" fo:script="Latn" fo:country="RS" fo:font-weight="bold" officeooo:rsid="00013c02" officeooo:paragraph-rsid="00013c02" style:font-size-asian="15.75pt" style:font-weight-asian="bold" style:font-size-complex="18pt" style:font-weight-complex="bold"/>
    </style:style>
    <style:style style:name="P7" style:family="paragraph" style:parent-style-name="Text_20_body">
      <style:paragraph-properties fo:text-align="center" style:justify-single-word="false"/>
      <style:text-properties fo:font-size="18pt" style:rfc-language-tag="sr-Latn-RS" fo:language="sr" fo:script="Latn" fo:country="RS" fo:font-weight="normal" officeooo:rsid="00013c02" officeooo:paragraph-rsid="00013c02" style:font-size-asian="15.75pt" style:font-weight-asian="normal" style:font-size-complex="18pt" style:font-weight-complex="normal"/>
    </style:style>
    <style:style style:name="P8" style:family="paragraph" style:parent-style-name="Text_20_body">
      <style:text-properties officeooo:rsid="00013c02" officeooo:paragraph-rsid="00013c02"/>
    </style:style>
    <style:style style:name="P9" style:family="paragraph" style:parent-style-name="Text_20_body" style:list-style-name="L1">
      <style:text-properties officeooo:rsid="00013c02" officeooo:paragraph-rsid="00013c02"/>
    </style:style>
    <style:style style:name="P10" style:family="paragraph" style:parent-style-name="Text_20_body">
      <style:text-properties officeooo:paragraph-rsid="00013c02"/>
    </style:style>
    <style:style style:name="P11" style:family="paragraph" style:parent-style-name="Text_20_body">
      <style:paragraph-properties fo:text-align="justify" style:justify-single-word="false"/>
      <style:text-properties officeooo:rsid="000357f7" officeooo:paragraph-rsid="000357f7"/>
    </style:style>
    <style:style style:name="P12" style:family="paragraph" style:parent-style-name="Text_20_body">
      <style:paragraph-properties fo:text-align="justify" style:justify-single-word="false"/>
      <style:text-properties fo:font-size="12pt" officeooo:rsid="000357f7" officeooo:paragraph-rsid="000357f7" style:font-size-asian="12pt" style:font-size-complex="12pt"/>
    </style:style>
    <style:style style:name="P13" style:family="paragraph" style:parent-style-name="Text_20_body">
      <style:paragraph-properties fo:text-align="justify" style:justify-single-word="false"/>
      <style:text-properties officeooo:paragraph-rsid="000357f7"/>
    </style:style>
    <style:style style:name="P14" style:family="paragraph" style:parent-style-name="Text_20_body">
      <style:text-properties officeooo:rsid="0003f675" officeooo:paragraph-rsid="0003f675"/>
    </style:style>
    <style:style style:name="P15" style:family="paragraph" style:parent-style-name="Heading_20_2">
      <style:text-properties officeooo:rsid="00013c02" officeooo:paragraph-rsid="00013c02"/>
    </style:style>
    <style:style style:name="P16" style:family="paragraph" style:parent-style-name="Heading_20_2">
      <style:text-properties officeooo:rsid="000357f7" officeooo:paragraph-rsid="000357f7"/>
    </style:style>
    <style:style style:name="P17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18" style:family="paragraph" style:parent-style-name="Table_20_Contents">
      <style:text-properties fo:font-weight="bold" officeooo:rsid="00013c02" officeooo:paragraph-rsid="00013c02" style:font-weight-asian="bold" style:font-weight-complex="bold"/>
    </style:style>
    <style:style style:name="P19" style:family="paragraph" style:parent-style-name="Table_20_Contents">
      <style:text-properties fo:font-weight="bold" officeooo:rsid="00013c02" officeooo:paragraph-rsid="00013c02" style:font-size-asian="10.5pt" style:font-weight-asian="bold" style:font-weight-complex="bold"/>
    </style:style>
    <style:style style:name="P20" style:family="paragraph" style:parent-style-name="Table_20_Contents">
      <style:text-properties officeooo:rsid="00013c02" officeooo:paragraph-rsid="00013c02"/>
    </style:style>
    <style:style style:name="P21" style:family="paragraph" style:parent-style-name="Table_20_Contents">
      <style:text-properties style:font-size-asian="10.5pt"/>
    </style:style>
    <style:style style:name="P22" style:family="paragraph" style:parent-style-name="Heading_20_3">
      <style:text-properties officeooo:rsid="000357f7" officeooo:paragraph-rsid="000357f7"/>
    </style:style>
    <style:style style:name="P23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24" style:family="paragraph" style:parent-style-name="Contents_20_Heading">
      <style:paragraph-properties fo:break-before="page"/>
    </style:style>
    <style:style style:name="P25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T1" style:family="text">
      <style:text-properties style:font-name="Liberation Serif"/>
    </style:style>
    <style:style style:name="T2" style:family="text">
      <style:text-properties style:font-name="Liberation Serif" officeooo:rsid="00013c02"/>
    </style:style>
    <style:style style:name="T3" style:family="text">
      <style:text-properties officeooo:rsid="0002818f"/>
    </style:style>
    <style:style style:name="T4" style:family="text">
      <style:text-properties officeooo:rsid="000357f7"/>
    </style:style>
    <style:style style:name="T5" style:family="text">
      <style:text-properties style:rfc-language-tag="sr-Latn-RS" fo:language="sr" fo:script="Latn" fo:country="RS"/>
    </style:style>
    <style:style style:name="T6" style:family="text">
      <style:text-properties officeooo:rsid="0003f675"/>
    </style:style>
    <style:style style:name="T7" style:family="text">
      <style:text-properties officeooo:rsid="000520b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Elektrotehnički fakultet u Beogradu</text:p>
      <text:p text:style-name="P3">SI3PSI Principi Softverskog inženjerstva</text:p>
      <text:p text:style-name="P3"/>
      <text:p text:style-name="P3"/>
      <text:p text:style-name="P3"/>
      <text:p text:style-name="P3"/>
      <text:p text:style-name="P3"/>
      <text:p text:style-name="P5">Projekat Pokemania</text:p>
      <text:p text:style-name="P5"/>
      <text:p text:style-name="P6">Specifikacija scenarija upotrebe funkcionalnosti <text:span text:style-name="T3">pregledanja profila</text:span></text:p>
      <text:p text:style-name="P6"/>
      <text:p text:style-name="P7">Verzija 1.0</text:p>
      <text:h text:style-name="P1" text:outline-level="1"><text:bookmark-start text:name="__RefHeading___Toc105_1498849912"/><text:span text:style-name="T1">Istorija</text:span> <text:span text:style-name="T1">izmena</text:span><text:bookmark-end text:name="__RefHeading___Toc105_1498849912"/></text:h>
      <text:p text:style-name="P10"><text:span text:style-name="T2"/></text:p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P18">Datum</text:p>
          </table:table-cell>
          <table:table-cell table:style-name="Table1.A1" office:value-type="string">
            <text:p text:style-name="P18">Verzija</text:p>
          </table:table-cell>
          <table:table-cell table:style-name="Table1.A1" office:value-type="string">
            <text:p text:style-name="P18">Kratak opis</text:p>
          </table:table-cell>
          <table:table-cell table:style-name="Table1.D1" office:value-type="string">
            <text:p text:style-name="P18">Autor</text:p>
          </table:table-cell>
        </table:table-row>
        <table:table-row>
          <table:table-cell table:style-name="Table1.A2" office:value-type="string">
            <text:p text:style-name="P20">26.02.2020.</text:p>
          </table:table-cell>
          <table:table-cell table:style-name="Table1.A2" office:value-type="string">
            <text:p text:style-name="P20">1.0</text:p>
          </table:table-cell>
          <table:table-cell table:style-name="Table1.A2" office:value-type="string">
            <text:p text:style-name="P20">osnovna verzija</text:p>
          </table:table-cell>
          <table:table-cell table:style-name="Table1.D2" office:value-type="string">
            <text:p text:style-name="P20">Marko Divjak</text:p>
          </table:table-cell>
        </table:table-row>
      </table:table>
      <text:p text:style-name="P10"><text:span text:style-name="T2"/></text:p>
      <text:table-of-content text:style-name="Sect1" text:protected="true" text:name="Table of Contents1">
        <text:table-of-content-source text:outline-level="10">
          <text:index-title-template text:style-name="Contents_20_Heading">Sadržaj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4">Sadržaj</text:p>
          </text:index-title>
          <text:p text:style-name="P25"><text:a xlink:type="simple" xlink:href="#__RefHeading___Toc105_1498849912" text:style-name="Index_20_Link" text:visited-style-name="Index_20_Link">Istorija izmena<text:tab/>2</text:a></text:p>
          <text:p text:style-name="P25"><text:a xlink:type="simple" xlink:href="#__RefHeading___Toc108_1498849912" text:style-name="Index_20_Link" text:visited-style-name="Index_20_Link">1. Uvod<text:tab/>4</text:a></text:p>
          <text:p text:style-name="P17"><text:a xlink:type="simple" xlink:href="#__RefHeading___Toc110_1498849912" text:style-name="Index_20_Link" text:visited-style-name="Index_20_Link">1.1 Rezime<text:tab/>4</text:a></text:p>
          <text:p text:style-name="P17"><text:a xlink:type="simple" xlink:href="#__RefHeading___Toc112_1498849912" text:style-name="Index_20_Link" text:visited-style-name="Index_20_Link">1.2 Namena dokumenta i ciljne grupe<text:tab/>4</text:a></text:p>
          <text:p text:style-name="P17"><text:a xlink:type="simple" xlink:href="#__RefHeading___Toc114_1498849912" text:style-name="Index_20_Link" text:visited-style-name="Index_20_Link">1.3 Reference<text:tab/>4</text:a></text:p>
          <text:p text:style-name="P17"><text:a xlink:type="simple" xlink:href="#__RefHeading___Toc116_1498849912" text:style-name="Index_20_Link" text:visited-style-name="Index_20_Link">1.4 Otvorena pitanja<text:tab/>4</text:a></text:p>
          <text:p text:style-name="P25"><text:a xlink:type="simple" xlink:href="#__RefHeading___Toc118_1498849912" text:style-name="Index_20_Link" text:visited-style-name="Index_20_Link">2. Scenario pregledanja profila<text:tab/>4</text:a></text:p>
          <text:p text:style-name="P17"><text:a xlink:type="simple" xlink:href="#__RefHeading___Toc120_1498849912" text:style-name="Index_20_Link" text:visited-style-name="Index_20_Link">2.1 Kratak opis<text:tab/>4</text:a></text:p>
          <text:p text:style-name="P17"><text:a xlink:type="simple" xlink:href="#__RefHeading___Toc122_1498849912" text:style-name="Index_20_Link" text:visited-style-name="Index_20_Link">2.2 Tok događaja<text:tab/>4</text:a></text:p>
          <text:p text:style-name="P23"><text:a xlink:type="simple" xlink:href="#__RefHeading___Toc124_1498849912" text:style-name="Index_20_Link" text:visited-style-name="Index_20_Link">2.2.1 Korisnik hrani svog pokemona<text:tab/>4</text:a></text:p>
          <text:p text:style-name="P23"><text:a xlink:type="simple" xlink:href="#__RefHeading___Toc126_1498849912" text:style-name="Index_20_Link" text:visited-style-name="Index_20_Link">2.2.2 Korisnik pušta pokemona u divljinu<text:tab/>5</text:a></text:p>
          <text:p text:style-name="P17"><text:a xlink:type="simple" xlink:href="#__RefHeading___Toc128_1498849912" text:style-name="Index_20_Link" text:visited-style-name="Index_20_Link">2.3 Posebni zahtevi<text:tab/>5</text:a></text:p>
          <text:p text:style-name="P17"><text:a xlink:type="simple" xlink:href="#__RefHeading___Toc130_1498849912" text:style-name="Index_20_Link" text:visited-style-name="Index_20_Link">2.4 Preduslovi<text:tab/>5</text:a></text:p>
          <text:p text:style-name="P17"><text:a xlink:type="simple" xlink:href="#__RefHeading___Toc132_1498849912" text:style-name="Index_20_Link" text:visited-style-name="Index_20_Link">2.5 Posledice<text:tab/>5</text:a></text:p>
        </text:index-body>
      </text:table-of-content>
      <text:p text:style-name="P10"><text:span text:style-name="T2"/></text:p>
      <text:h text:style-name="P1" text:outline-level="1"><text:bookmark-start text:name="__RefHeading___Toc108_1498849912"/>1. Uvod<text:bookmark-end text:name="__RefHeading___Toc108_1498849912"/></text:h>
      <text:h text:style-name="P15" text:outline-level="2"><text:bookmark-start text:name="__RefHeading___Toc110_1498849912"/>1.1 Rezime<text:bookmark-end text:name="__RefHeading___Toc110_1498849912"/></text:h>
      <text:p text:style-name="P4">Definisanje scenarija upotrebe pri pregledanju profila</text:p>
      <text:h text:style-name="P15" text:outline-level="2"><text:bookmark-start text:name="__RefHeading___Toc112_1498849912"/>1.2 Namena dokumenta i ciljne grupe<text:bookmark-end text:name="__RefHeading___Toc112_1498849912"/></text:h>
      <text:p text:style-name="P8">Dokument će koristiti svi članovi projektnog tima u razvoju projekta i testiranju, a može se koristiti i pri pisanju uputstva za upotrebu.</text:p>
      <text:h text:style-name="P15" text:outline-level="2"><text:bookmark-start text:name="__RefHeading___Toc114_1498849912"/>1.3 Reference<text:bookmark-end text:name="__RefHeading___Toc114_1498849912"/></text:h>
      <text:list xml:id="list1138432854" text:style-name="L1">
        <text:list-item>
          <text:p text:style-name="P9">Projektni zadatak</text:p>
        </text:list-item>
        <text:list-item>
          <text:p text:style-name="P9">Uputstvo za pisanje scenarija upotrebe funkcionalnosti</text:p>
        </text:list-item>
        <text:list-item>
          <text:p text:style-name="P9">Guidelines‚ Use Case, Rational Unified Process 2000</text:p>
        </text:list-item>
        <text:list-item>
          <text:p text:style-name="P9">Guidelines, Use Case Storyboard, Rational Unified Process 2000</text:p>
        </text:list-item>
      </text:list>
      <text:h text:style-name="P15" text:outline-level="2"><text:bookmark-start text:name="__RefHeading___Toc116_1498849912"/>1.4 Otvorena pitanja<text:bookmark-end text:name="__RefHeading___Toc116_1498849912"/></text:h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19">Pitanje</text:p>
          </table:table-cell>
          <table:table-cell table:style-name="Table2.B1" office:value-type="string">
            <text:p text:style-name="P19">Rešenje</text:p>
          </table:table-cell>
        </table:table-row>
        <table:table-row>
          <table:table-cell table:style-name="Table2.A2" office:value-type="string">
            <text:p text:style-name="P21"/>
          </table:table-cell>
          <table:table-cell table:style-name="Table2.B2" office:value-type="string">
            <text:p text:style-name="P21"/>
          </table:table-cell>
        </table:table-row>
      </table:table>
      <text:p text:style-name="P10"/>
      <text:h text:style-name="P2" text:outline-level="1"><text:bookmark-start text:name="__RefHeading___Toc118_1498849912"/>2. Scenario pregledanja profila<text:bookmark-end text:name="__RefHeading___Toc118_1498849912"/></text:h>
      <text:h text:style-name="P16" text:outline-level="2"><text:bookmark-start text:name="__RefHeading___Toc120_1498849912"/>2.1 Kratak opis<text:bookmark-end text:name="__RefHeading___Toc120_1498849912"/></text:h>
      <text:p text:style-name="P13"><text:span text:style-name="T4">Svaki trener može videti svoj profil, na kome može naći osnovne informacije o svojim pokemonima, kao i videti koliko voćkica, pokelopti i pokekeša poseduje. Takođe, trener je u mogućnosti da bilo kog od svojih pokemona pusti u divljinu ili nahrani.</text:span></text:p>
      <text:h text:style-name="P16" text:outline-level="2"><text:bookmark-start text:name="__RefHeading___Toc122_1498849912"/>2.2 Tok događaja<text:bookmark-end text:name="__RefHeading___Toc122_1498849912"/></text:h>
      <text:p text:style-name="P11">Prilikom pregleda profila korisniku je omogućeno da pregleda svoje pokemone. Događaje koje korisnik može da započne su da nahrani pokemona i da pusti pokemona nazad u divljinu.</text:p>
      <text:h text:style-name="Heading_20_3" text:outline-level="3"><text:bookmark-start text:name="__RefHeading___Toc124_1498849912"/>2.2.1 Korisnik hrani svog pokemona<text:bookmark-end text:name="__RefHeading___Toc124_1498849912"/></text:h>
      <text:p text:style-name="P12"><text:span text:style-name="T5">Korisnik pritiska na dugme za hranjenje pokemona pri čemu počinje da se izvršava funkcionalnost hranjenja pokemona. Korisnik ostaje na stranici pregleda profila.</text:span></text:p>
      <text:h text:style-name="P22" text:outline-level="3"><text:bookmark-start text:name="__RefHeading___Toc126_1498849912"/><text:soft-page-break/>2.2.2 Korisnik pušta pokemona u divljinu<text:bookmark-end text:name="__RefHeading___Toc126_1498849912"/></text:h>
      <text:p text:style-name="P11">Korisnik pritiska dugme za puštanje pokemona u divljinu pri čemu počinje da se izvršava funkcionalnost puštanja <text:span text:style-name="T6">pokemona u divljinu. Pušteni pokemon nije više vidljiv na stranici pregleda profila.</text:span></text:p>
      <text:h text:style-name="P16" text:outline-level="2"><text:bookmark-start text:name="__RefHeading___Toc128_1498849912"/>2.3 Posebni zahtevi<text:bookmark-end text:name="__RefHeading___Toc128_1498849912"/></text:h>
      <text:p text:style-name="P11">Nema.</text:p>
      <text:h text:style-name="P16" text:outline-level="2"><text:bookmark-start text:name="__RefHeading___Toc130_1498849912"/>2.4 Preduslovi<text:bookmark-end text:name="__RefHeading___Toc130_1498849912"/></text:h>
      <text:p text:style-name="P11">Pre pregleda profila korisnik mora da bude ulogovan u sistem (login scenario uspešan).</text:p>
      <text:h text:style-name="P16" text:outline-level="2"><text:bookmark-start text:name="__RefHeading___Toc132_1498849912"/>2.5 Posledice<text:bookmark-end text:name="__RefHeading___Toc132_1498849912"/></text:h>
      <text:p text:style-name="P14">Hranjenjem pokemona povećava se njegov broj <text:span text:style-name="T7">XP. Pokemon time može preći na sledeći nivo čime mu se povećava maksimalni broj HP. Puštanjem pokemona u divljinu dati pokemon se briše sa profila trener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  <style:text-properties style:rfc-language-tag="sr-Latn-RS" fo:language="sr" fo:script="Latn" fo:country="RS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 fo:text-align="start" style:justify-single-word="false"/>
      <style:text-properties fo:font-size="18.2000007629395pt" style:rfc-language-tag="sr-Latn-RS" fo:language="sr" fo:script="Latn" fo:country="RS" fo:font-weight="bold" officeooo:rsid="00013c02" style:font-size-asian="18.2000007629395pt" style:font-weight-asian="bold" style:font-size-complex="18.2000007629395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6.1000003814697pt" style:rfc-language-tag="sr-Latn-RS" fo:language="sr" fo:script="Latn" fo:country="RS" fo:font-weight="bold" style:font-size-asian="16.1000003814697pt" style:font-weight-asian="bold" style:font-size-complex="16.1000003814697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4.1000003814697pt" style:rfc-language-tag="sr-Latn-RS" fo:language="sr" fo:script="Latn" fo:country="RS" fo:font-weight="bold" officeooo:rsid="000357f7" style:font-size-asian="14.1000003814697pt" style:font-weight-asian="bold" style:font-size-complex="14.1000003814697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6T16:07:35.512658867</meta:creation-date>
    <dc:date>2020-02-26T16:40:53.094348029</dc:date>
    <meta:editing-duration>PT2M43S</meta:editing-duration>
    <meta:editing-cycles>3</meta:editing-cycles>
    <meta:generator>LibreOffice/6.0.7.3$Linux_X86_64 LibreOffice_project/00m0$Build-3</meta:generator>
    <meta:document-statistic meta:table-count="2" meta:image-count="0" meta:object-count="0" meta:page-count="5" meta:paragraph-count="57" meta:word-count="354" meta:character-count="2309" meta:non-whitespace-character-count="2016"/>
  </office:meta>
</office:document-meta>
</file>